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Caviar Dreams" svg:font-family="'Caviar Dreams'" style:font-pitch="variable"/>
    <style:font-face style:name="Adobe Hebrew" svg:font-family="'Adobe Hebr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viar Dreams1" svg:font-family="'Caviar Drea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5cm" fo:margin-left="0cm" table:align="left"/>
    </style:style>
    <style:style style:name="Tableau1.A" style:family="table-column">
      <style:table-column-properties style:column-width="6.218cm"/>
    </style:style>
    <style:style style:name="Tableau1.B" style:family="table-column">
      <style:table-column-properties style:column-width="11.377cm"/>
    </style:style>
    <style:style style:name="Tableau1.A1" style:family="table-cell">
      <style:table-cell-properties fo:padding="0.097cm" fo:border-left="0.05pt solid #b3b3b3" fo:border-right="none" fo:border-top="0.05pt solid #b3b3b3" fo:border-bottom="0.05pt solid #b3b3b3"/>
    </style:style>
    <style:style style:name="Tableau1.B1" style:family="table-cell">
      <style:table-cell-properties fo:padding="0.097cm" fo:border="0.05pt solid #b3b3b3"/>
    </style:style>
    <style:style style:name="Tableau1.A2" style:family="table-cell">
      <style:table-cell-properties fo:padding="0.097cm" fo:border-left="0.05pt solid #b3b3b3" fo:border-right="none" fo:border-top="none" fo:border-bottom="0.05pt solid #b3b3b3"/>
    </style:style>
    <style:style style:name="Tableau1.B2" style:family="table-cell">
      <style:table-cell-properties fo:padding="0.097cm" fo:border-left="0.05pt solid #b3b3b3" fo:border-right="0.05pt solid #b3b3b3" fo:border-top="none" fo:border-bottom="0.05pt solid #b3b3b3"/>
    </style:style>
    <style:style style:name="P1" style:family="paragraph" style:parent-style-name="Header">
      <style:paragraph-properties fo:text-align="center" style:justify-single-word="false"/>
      <style:text-properties fo:color="#ff0000" style:font-name="Arial" fo:font-size="18pt" fo:font-weight="bold" style:font-size-asian="18pt" style:font-weight-asian="bold" style:font-size-complex="18pt" style:font-weight-complex="bold"/>
    </style:style>
    <style:style style:name="P2" style:family="paragraph" style:parent-style-name="Footer">
      <style:paragraph-properties fo:text-align="end" style:justify-single-word="false" fo:background-color="#ffffff">
        <style:background-image/>
      </style:paragraph-properties>
      <style:text-properties fo:background-color="#ffffff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  <style:style style:name="P4" style:family="paragraph" style:parent-style-name="Standard">
      <style:paragraph-properties fo:text-align="start" style:justify-single-word="false"/>
      <style:text-properties style:font-name="Arial" officeooo:paragraph-rsid="00176c94"/>
    </style:style>
    <style:style style:name="P5" style:family="paragraph" style:parent-style-name="Standard">
      <style:text-properties style:font-name="Arial" officeooo:rsid="001566cf" officeooo:paragraph-rsid="00176c94" fo:background-color="#ffffff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163405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163405" officeooo:paragraph-rsid="00176c94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163405" officeooo:paragraph-rsid="00163405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176c94" officeooo:paragraph-rsid="00176c94" fo:background-color="#ffffcc" style:font-name-asian="Microsoft YaHei" style:font-name-complex="Mangal"/>
    </style:style>
    <style:style style:name="P10" style:family="paragraph" style:parent-style-name="Standard">
      <style:paragraph-properties fo:text-align="start" style:justify-single-word="false"/>
      <style:text-properties style:font-name="Arial" officeooo:rsid="0017047d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17047d" officeooo:paragraph-rsid="00163405"/>
    </style:style>
    <style:style style:name="P12" style:family="paragraph" style:parent-style-name="Standard">
      <style:paragraph-properties fo:text-align="start" style:justify-single-word="false"/>
      <style:text-properties style:font-name="Arial" officeooo:rsid="0017047d" officeooo:paragraph-rsid="0017047d"/>
    </style:style>
    <style:style style:name="P13" style:family="paragraph" style:parent-style-name="Standard">
      <style:paragraph-properties fo:text-align="start" style:justify-single-word="false"/>
      <style:text-properties officeooo:paragraph-rsid="0017047d"/>
    </style:style>
    <style:style style:name="P14" style:family="paragraph" style:parent-style-name="Text_20_body">
      <style:text-properties style:font-name="ARial" officeooo:paragraph-rsid="0017047d"/>
    </style:style>
    <style:style style:name="P15" style:family="paragraph" style:parent-style-name="Text_20_body">
      <style:text-properties style:font-name="ARial" officeooo:rsid="0017047d" officeooo:paragraph-rsid="0017047d"/>
    </style:style>
    <style:style style:name="P16" style:family="paragraph" style:parent-style-name="Text_20_body">
      <style:paragraph-properties fo:text-align="start" style:justify-single-word="false"/>
      <style:text-properties style:font-name="ARial" officeooo:rsid="0017047d" officeooo:paragraph-rsid="0017047d"/>
    </style:style>
    <style:style style:name="P17" style:family="paragraph" style:parent-style-name="Text_20_body">
      <style:text-properties style:font-name="Arial" officeooo:paragraph-rsid="00176c94"/>
    </style:style>
    <style:style style:name="P18" style:family="paragraph" style:parent-style-name="Text_20_body">
      <style:paragraph-properties fo:text-align="center" style:justify-single-word="false"/>
      <style:text-properties style:font-name="Caviar Dreams" fo:font-size="88pt" style:font-size-asian="88pt" style:font-size-complex="88pt"/>
    </style:style>
    <style:style style:name="P19" style:family="paragraph" style:parent-style-name="Table_20_Contents">
      <style:paragraph-properties fo:text-align="start" style:justify-single-word="false"/>
      <style:text-properties style:font-name="Ari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Arial" officeooo:paragraph-rsid="000a6595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Arial" officeooo:paragraph-rsid="000a6595"/>
    </style:style>
    <style:style style:name="P22" style:family="paragraph" style:parent-style-name="Standard" style:list-style-name="L2">
      <style:text-properties style:font-name="Arial"/>
    </style:style>
    <style:style style:name="P23" style:family="paragraph" style:parent-style-name="Standard" style:list-style-name="L3">
      <style:paragraph-properties fo:text-align="start" style:justify-single-word="false" fo:background-color="#ffffcc">
        <style:background-image/>
      </style:paragraph-properties>
      <style:text-properties style:font-name="Arial" fo:background-color="#ffffcc"/>
    </style:style>
    <style:style style:name="P24" style:family="paragraph" style:parent-style-name="Standard" style:list-style-name="L3">
      <style:paragraph-properties fo:text-align="start" style:justify-single-word="false" fo:background-color="#ffffcc">
        <style:background-image/>
      </style:paragraph-properties>
      <style:text-properties style:font-name="Arial" officeooo:rsid="00176c94" officeooo:paragraph-rsid="00176c94" fo:background-color="#ffffcc"/>
    </style:style>
    <style:style style:name="P25" style:family="paragraph" style:parent-style-name="Text_20_body">
      <style:paragraph-properties fo:text-align="center" style:justify-single-word="false"/>
      <style:text-properties fo:color="#4c4c4c" style:font-name="Caviar Dreams1" fo:font-size="96pt" fo:font-weight="normal" style:font-size-asian="96pt" style:font-weight-asian="normal" style:font-size-complex="96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officeooo:paragraph-rsid="001b93b3"/>
    </style:style>
    <style:style style:name="P27" style:family="paragraph" style:parent-style-name="Heading_20_1" style:list-style-name=""/>
    <style:style style:name="P28" style:family="paragraph" style:parent-style-name="Heading_20_1" style:list-style-name="">
      <style:paragraph-properties fo:text-align="center" style:justify-single-word="false"/>
      <style:text-properties fo:color="#000000" style:font-name="Caviar Dreams" fo:font-size="80pt" style:font-size-asian="80pt" style:font-size-complex="80pt"/>
    </style:style>
    <style:style style:name="P29" style:family="paragraph" style:parent-style-name="Heading_20_1">
      <style:paragraph-properties fo:text-align="center" style:justify-single-word="false"/>
    </style:style>
    <style:style style:name="P30" style:family="paragraph" style:parent-style-name="Heading_20_1" style:list-style-name="">
      <style:paragraph-properties fo:text-align="center" style:justify-single-word="false">
        <style:tab-stops/>
      </style:paragraph-properties>
    </style:style>
    <style:style style:name="P31" style:family="paragraph" style:parent-style-name="Heading_20_1">
      <style:text-properties style:font-name="Arial"/>
    </style:style>
    <style:style style:name="P32" style:family="paragraph" style:parent-style-name="Heading_20_1">
      <style:paragraph-properties fo:text-align="center" style:justify-single-word="false" fo:break-before="page"/>
      <style:text-properties officeooo:paragraph-rsid="000f8e65"/>
    </style:style>
    <style:style style:name="P33" style:family="paragraph" style:parent-style-name="Heading_20_1">
      <style:paragraph-properties fo:text-align="center" style:justify-single-word="false" fo:break-before="page"/>
      <style:text-properties style:font-name="Arial" officeooo:paragraph-rsid="001b93b3"/>
    </style:style>
    <style:style style:name="P34" style:family="paragraph" style:parent-style-name="Heading_20_2">
      <style:text-properties officeooo:paragraph-rsid="00176c94"/>
    </style:style>
    <style:style style:name="P35" style:family="paragraph" style:parent-style-name="Heading_20_2">
      <style:text-properties style:font-name="Arial"/>
    </style:style>
    <style:style style:name="P36" style:family="paragraph" style:parent-style-name="Heading_20_2" style:list-style-name=""/>
    <style:style style:name="P37" style:family="paragraph" style:parent-style-name="Heading_20_2">
      <style:text-properties officeooo:rsid="0017047d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Contents_20_Heading">
      <style:paragraph-properties fo:break-before="page"/>
    </style:style>
    <style:style style:name="P4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style:font-name="Arial" fo:background-color="#ffffff"/>
    </style:style>
    <style:style style:name="T2" style:family="text">
      <style:text-properties style:font-name="Arial" officeooo:rsid="001566cf" fo:background-color="#ffffff"/>
    </style:style>
    <style:style style:name="T3" style:family="text">
      <style:text-properties style:font-name="Arial" officeooo:rsid="0015a6af" fo:background-color="#ffffff"/>
    </style:style>
    <style:style style:name="T4" style:family="text">
      <style:text-properties style:font-name="Arial" officeooo:rsid="0017047d"/>
    </style:style>
    <style:style style:name="T5" style:family="text">
      <style:text-properties style:font-name="Arial" officeooo:rsid="001b93b3"/>
    </style:style>
    <style:style style:name="T6" style:family="text">
      <style:text-properties officeooo:rsid="0009abce"/>
    </style:style>
    <style:style style:name="T7" style:family="text">
      <style:text-properties officeooo:rsid="000a6595"/>
    </style:style>
    <style:style style:name="T8" style:family="text">
      <style:text-properties officeooo:rsid="000c0f82"/>
    </style:style>
    <style:style style:name="T9" style:family="text">
      <style:text-properties officeooo:rsid="00117a62"/>
    </style:style>
    <style:style style:name="T10" style:family="text">
      <style:text-properties officeooo:rsid="0012d11e"/>
    </style:style>
    <style:style style:name="T11" style:family="text">
      <style:text-properties officeooo:rsid="001566cf"/>
    </style:style>
    <style:style style:name="T12" style:family="text">
      <style:text-properties officeooo:rsid="00163405"/>
    </style:style>
    <style:style style:name="T13" style:family="text">
      <style:text-properties officeooo:rsid="0017047d"/>
    </style:style>
    <style:style style:name="T14" style:family="text">
      <style:text-properties fo:font-style="italic" officeooo:rsid="0017047d" style:font-style-asian="italic" style:font-style-complex="italic"/>
    </style:style>
    <style:style style:name="T15" style:family="text">
      <style:text-properties officeooo:rsid="00176c94"/>
    </style:style>
    <style:style style:name="T16" style:family="text">
      <style:text-properties officeooo:rsid="0017e172"/>
    </style:style>
    <style:style style:name="T17" style:family="text">
      <style:text-properties officeooo:rsid="000f8e65"/>
    </style:style>
    <style:style style:name="T18" style:family="text">
      <style:text-properties officeooo:rsid="001b93b3"/>
    </style:style>
    <style:style style:name="T19" style:family="text">
      <style:text-properties officeooo:rsid="001c422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/>
      <text:p text:style-name="P18"/>
      <text:p text:style-name="P25"><text:bookmark-start text:name="__RefHeading__273_2048480761"/>e-serveur<text:bookmark-end text:name="__RefHeading__273_2048480761"/></text:p>
      <text:p text:style-name="Text_20_body"/>
      <text:p text:style-name="Text_20_body"/>
      <text:h text:style-name="P27" text:outline-level="1"/>
      <text:table-of-content text:style-name="Sect1" text:protected="true" text:name="Table of Content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2_Head">
            <text:p text:style-name="P39">Table des matières</text:p>
          </text:index-title>
          <text:p text:style-name="P40"><text:a xlink:type="simple" xlink:href="#__RefHeading__1651_1097160186" text:style-name="Index_20_Link" text:visited-style-name="Index_20_Link">Declaração dos requerimentos do cliente<text:tab/>3</text:a></text:p>
          <text:p text:style-name="P40"><text:a xlink:type="simple" xlink:href="#__RefHeading__277_2048480761" text:style-name="Index_20_Link" text:visited-style-name="Index_20_Link">1. APRESENTAÇÃO<text:tab/>4</text:a></text:p>
          <text:p text:style-name="P41"><text:a xlink:type="simple" xlink:href="#__RefHeading__279_2048480761" text:style-name="Index_20_Link" text:visited-style-name="Index_20_Link">1.1. Introdução :<text:tab/>4</text:a></text:p>
          <text:p text:style-name="P41"><text:a xlink:type="simple" xlink:href="#__RefHeading__281_2048480761" text:style-name="Index_20_Link" text:visited-style-name="Index_20_Link">1.2. Pré-requisito :<text:tab/>4</text:a></text:p>
          <text:p text:style-name="P41"><text:a xlink:type="simple" xlink:href="#__RefHeading__283_2048480761" text:style-name="Index_20_Link" text:visited-style-name="Index_20_Link">1.3. Publico alvo:<text:tab/>4</text:a></text:p>
          <text:p text:style-name="P41"><text:a xlink:type="simple" xlink:href="#__RefHeading__478_1758928795" text:style-name="Index_20_Link" text:visited-style-name="Index_20_Link">1.4. Principais beneficios :<text:tab/>4</text:a></text:p>
          <text:p text:style-name="P40"><text:a xlink:type="simple" xlink:href="#__RefHeading__287_2048480761" text:style-name="Index_20_Link" text:visited-style-name="Index_20_Link">4. FUNCIONALIDADES<text:tab/>5</text:a></text:p>
          <text:p text:style-name="P41"><text:a xlink:type="simple" xlink:href="#__RefHeading__417_2048480761" text:style-name="Index_20_Link" text:visited-style-name="Index_20_Link">4.2. Gestão de caixa :<text:tab/>6</text:a></text:p>
          <text:p text:style-name="P41"><text:a xlink:type="simple" xlink:href="#__RefHeading__419_2048480761" text:style-name="Index_20_Link" text:visited-style-name="Index_20_Link">4.3. Impressão de pedidos :<text:tab/>6</text:a></text:p>
          <text:p text:style-name="P41"><text:a xlink:type="simple" xlink:href="#__RefHeading__419_20484807611" text:style-name="Index_20_Link" text:visited-style-name="Index_20_Link">4.4. Impressão de cardápios:<text:tab/>6</text:a></text:p>
          <text:p text:style-name="P41"><text:a xlink:type="simple" xlink:href="#__RefHeading__421_2048480761" text:style-name="Index_20_Link" text:visited-style-name="Index_20_Link">4.5. Gerenciar a disponibilidade dos pratos a partir dos ingredientes disponíveis :<text:tab/>6</text:a></text:p>
          <text:p text:style-name="P41"><text:a xlink:type="simple" xlink:href="#__RefHeading__423_2048480761" text:style-name="Index_20_Link" text:visited-style-name="Index_20_Link">4.6. Cancelamento/modificação de pedido :<text:tab/>6</text:a></text:p>
          <text:p text:style-name="P41"><text:a xlink:type="simple" xlink:href="#__RefHeading__425_2048480761" text:style-name="Index_20_Link" text:visited-style-name="Index_20_Link">4.7. Visualização dos pedidos em aberto :<text:tab/>6</text:a></text:p>
          <text:p text:style-name="P41"><text:a xlink:type="simple" xlink:href="#__RefHeading__427_2048480761" text:style-name="Index_20_Link" text:visited-style-name="Index_20_Link">4.8. Visualisação do valor da conta do cliente :<text:tab/>7</text:a></text:p>
          <text:p text:style-name="P41"><text:a xlink:type="simple" xlink:href="#__RefHeading__429_2048480761" text:style-name="Index_20_Link" text:visited-style-name="Index_20_Link">4.10. Geração de faturas :<text:tab/>7</text:a></text:p>
          <text:p text:style-name="P41"><text:a xlink:type="simple" xlink:href="#__RefHeading__431_2048480761" text:style-name="Index_20_Link" text:visited-style-name="Index_20_Link">4.11. Suporte à relatórios gerenciais (Ex: Vendas por produto ou por data) :<text:tab/>7</text:a></text:p>
          <text:p text:style-name="P41"><text:a xlink:type="simple" xlink:href="#__RefHeading__433_2048480761" text:style-name="Index_20_Link" text:visited-style-name="Index_20_Link">4.12. Suporte a relatórios operacionais (Ex: Relatório listando produtos vendidos) :<text:tab/>7</text:a></text:p>
          <text:p text:style-name="P41"><text:a xlink:type="simple" xlink:href="#__RefHeading__435_2048480761" text:style-name="Index_20_Link" text:visited-style-name="Index_20_Link">4.13. Cadastro de ingredientes :<text:tab/>7</text:a></text:p>
          <text:p text:style-name="P41"><text:a xlink:type="simple" xlink:href="#__RefHeading__437_2048480761" text:style-name="Index_20_Link" text:visited-style-name="Index_20_Link">4.14. Cadastro de categorias :<text:tab/>7</text:a></text:p>
          <text:p text:style-name="P41"><text:a xlink:type="simple" xlink:href="#__RefHeading__439_2048480761" text:style-name="Index_20_Link" text:visited-style-name="Index_20_Link">4.15. Cadastro de produtos :<text:tab/>7</text:a></text:p>
          <text:p text:style-name="P41"><text:a xlink:type="simple" xlink:href="#__RefHeading__441_2048480761" text:style-name="Index_20_Link" text:visited-style-name="Index_20_Link">4.16. Cadastro de combos :<text:tab/>7</text:a></text:p>
          <text:p text:style-name="P41"><text:a xlink:type="simple" xlink:href="#__RefHeading__443_2048480761" text:style-name="Index_20_Link" text:visited-style-name="Index_20_Link">4.17. Suporte multi-idioma (previsto) :<text:tab/>8</text:a></text:p>
        </text:index-body>
      </text:table-of-content>
      <text:h text:style-name="P30" text:outline-level="1"><text:bookmark-start text:name="__RefHeading__275_2048480761"/><text:bookmark-end text:name="__RefHeading__275_2048480761"/></text:h>
      <text:p text:style-name="Text_20_body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>Marcondes Da Silva</text:p>
          </table:table-cell>
          <table:table-cell table:style-name="Tableau1.B1" office:value-type="string">
            <text:p text:style-name="P19">marcondes.dev@gmail.com</text:p>
          </table:table-cell>
        </table:table-row>
        <table:table-row>
          <table:table-cell table:style-name="Tableau1.A2" office:value-type="string">
            <text:p text:style-name="P19">Felipe Rosacruz</text:p>
          </table:table-cell>
          <table:table-cell table:style-name="Tableau1.B2" office:value-type="string">
            <text:p text:style-name="P19">feliperosacruz@gmail.com</text:p>
          </table:table-cell>
        </table:table-row>
        <table:table-row>
          <table:table-cell table:style-name="Tableau1.A2" office:value-type="string">
            <text:p text:style-name="P19">Carlox Max</text:p>
          </table:table-cell>
          <table:table-cell table:style-name="Tableau1.B2" office:value-type="string">
            <text:p text:style-name="P19">max28@oi.com.br</text:p>
          </table:table-cell>
        </table:table-row>
        <table:table-row>
          <table:table-cell table:style-name="Tableau1.A2" office:value-type="string">
            <text:p text:style-name="P19">Deyvid Maciel</text:p>
          </table:table-cell>
          <table:table-cell table:style-name="Tableau1.B2" office:value-type="string">
            <text:p text:style-name="P19">deyvid.maciel@bol.com.br</text:p>
          </table:table-cell>
        </table:table-row>
      </table:table>
      <text:p text:style-name="P3"/>
      <text:h text:style-name="P33" text:outline-level="1" text:is-list-header="true"><text:bookmark-start text:name="__RefHeading__1651_1097160186"/><text:span text:style-name="T18">Declaração dos requerimentos do cliente</text:span><text:bookmark-end text:name="__RefHeading__1651_1097160186"/></text:h>
      <text:p text:style-name="P26"/>
      <text:h text:style-name="P32" text:outline-level="1" text:is-list-header="true"><text:bookmark-start text:name="__RefHeading__277_2048480761"/><text:span text:style-name="T17">APRESENTAÇÃO</text:span><text:bookmark-end text:name="__RefHeading__277_2048480761"/></text:h>
      <text:p text:style-name="P3"/>
      <text:h text:style-name="Heading_20_2" text:outline-level="2"><text:bookmark-start text:name="__RefHeading__279_2048480761"/>Introduç<text:span text:style-name="T9">ã</text:span>o :<text:bookmark-end text:name="__RefHeading__279_2048480761"/></text:h>
      <text:p text:style-name="P3"/>
      <text:p text:style-name="P3">e-Serveur é sistema de ponto de venda para pequenas/micro empresas do setor de gastronomia ou hospedagem. Um software para não-técnicos! Muito simples e agradável de usar, ele é perfeito para donos de restaurantes a procura de um simples, barato e eficaz serviço de gestao de pedidos, pratos e bebidas. Com suporte <text:span text:style-name="T10">para </text:span>gerenciar impress<text:span text:style-name="T10">ões de pedidos</text:span> na cozinha, várias posições, preços de venda/disponibilidade de pratos. E-Serveur também facilita a gestão de disponibilidade de pratos e serviços oferecidos. Com suporte à geração de relatórios gerenciais e operacionais facilitando assim a tomada de decisões do empreendedor/gestor.</text:p>
      <text:p text:style-name="P3"/>
      <text:h text:style-name="Heading_20_2" text:outline-level="2"><text:bookmark-start text:name="__RefHeading__281_2048480761"/>Pré-requis<text:span text:style-name="T6">ito</text:span> :<text:bookmark-end text:name="__RefHeading__281_2048480761"/></text:h>
      <text:list xml:id="list23678031" text:style-name="L1">
        <text:list-item>
          <text:p text:style-name="P20">1 <text:span text:style-name="T7">computador</text:span> <text:span text:style-name="T7">equipado com o sistema operacional Windows 7 ou Windows 8.</text:span></text:p>
        </text:list-item>
        <text:list-item text:style-override="L2">
          <text:p text:style-name="P21">1 ou 2 impr<text:span text:style-name="T7">essoras</text:span> (<text:span text:style-name="T7">duas numa configuração ideal</text:span>).</text:p>
        </text:list-item>
      </text:list>
      <text:p text:style-name="P3"/>
      <text:h text:style-name="Heading_20_2" text:outline-level="2"><text:bookmark-start text:name="__RefHeading__283_2048480761"/>Public<text:span text:style-name="T8">o</text:span> <text:span text:style-name="T8">alvo</text:span>:<text:bookmark-end text:name="__RefHeading__283_2048480761"/></text:h>
      <text:p text:style-name="P3"/>
      <text:p text:style-name="P3"><text:span text:style-name="T8">Pequenas/micro empresas do setor de gastronomia</text:span>.</text:p>
      <text:p text:style-name="P3"/>
      <text:h text:style-name="P34" text:outline-level="2"><text:bookmark-start text:name="__RefHeading__478_1758928795"/><text:span text:style-name="T15">Principais beneficios</text:span> :<text:bookmark-end text:name="__RefHeading__478_1758928795"/></text:h>
      <text:p text:style-name="P17"/>
      <text:list xml:id="list23687490" text:style-name="L2">
        <text:list-item>
          <text:p text:style-name="P22">Reduz o custo com treinamentos </text:p>
        </text:list-item>
        <text:list-item>
          <text:p text:style-name="P22">Aument<text:span text:style-name="T16">a</text:span> os lucros com <text:span text:style-name="T16">a análise dos relatórios gerados pelo sistema</text:span></text:p>
        </text:list-item>
        <text:list-item>
          <text:p text:style-name="P22">Padroniz<text:span text:style-name="T16">a</text:span> <text:span text:style-name="T16">a</text:span> rede e <text:span text:style-name="T16">o </text:span>atendimento gerando uma experiência positiva ao cliente e evitando falhas operacionais.</text:p>
        </text:list-item>
      </text:list>
      <text:p text:style-name="P4"/>
      <text:p text:style-name="P3"/>
      <text:h text:style-name="P29" text:outline-level="1" text:is-list-header="true"/>
      <text:h text:style-name="P29" text:outline-level="1"><text:bookmark-start text:name="__RefHeading__287_2048480761"/>FUNCIONALIDADES<text:bookmark-end text:name="__RefHeading__287_2048480761"/></text:h>
      <text:p text:style-name="Text_20_body"/>
      <text:p text:style-name="Text_20_body"><text:soft-page-break/></text:p>
      <text:p text:style-name="Text_20_body"/>
      <text:p text:style-name="Text_20_body"/>
      <text:list xml:id="list23681625" text:style-name="L3">
        <text:list-item>
          <text:p text:style-name="P23">Gestão de caixa</text:p>
        </text:list-item>
        <text:list-item>
          <text:p text:style-name="P23">Impressão de pedidos</text:p>
        </text:list-item>
        <text:list-item>
          <text:p text:style-name="P24">Impressão de cardápios</text:p>
        </text:list-item>
        <text:list-item>
          <text:p text:style-name="P23">Gerenciar a disponibilidade dos pratos a partir dos ingredientes disponíveis</text:p>
        </text:list-item>
        <text:list-item>
          <text:p text:style-name="P23">Cancelamento/Modificação de pedidos</text:p>
        </text:list-item>
        <text:list-item>
          <text:p text:style-name="P23">Visualização <text:span text:style-name="T11">de </text:span>pedidos em aberto</text:p>
        </text:list-item>
        <text:list-item>
          <text:p text:style-name="P23">Visualisação do valor da conta do cliente</text:p>
        </text:list-item>
        <text:list-item>
          <text:p text:style-name="P23">Geração de faturas</text:p>
        </text:list-item>
        <text:list-item>
          <text:p text:style-name="P23">Suporte a relatórios gerenciais (Ex: Vendas por produto ou por data)</text:p>
        </text:list-item>
        <text:list-item>
          <text:p text:style-name="P23">Suporte a relatórios operacionais (Ex: Relatório listando produtos vendidos)</text:p>
        </text:list-item>
        <text:list-item>
          <text:p text:style-name="P23">Cadastro de ingredientes</text:p>
        </text:list-item>
        <text:list-item>
          <text:p text:style-name="P23">Cadastro de categorias</text:p>
        </text:list-item>
        <text:list-item>
          <text:p text:style-name="P23">Cadastro de produtos</text:p>
        </text:list-item>
        <text:list-item>
          <text:p text:style-name="P23">Cadastro de combos</text:p>
        </text:list-item>
        <text:list-item>
          <text:p text:style-name="P23">Suporte multi-idioma (previsto)</text:p>
          <text:p text:style-name="P23"/>
        </text:list-item>
      </text:list>
      <text:h text:style-name="P35" text:outline-level="2"/>
      <text:h text:style-name="P36" text:outline-level="2"/>
      <text:h text:style-name="P38" text:outline-level="2"><text:bookmark-start text:name="__RefHeading__417_2048480761"/>Gest<text:span text:style-name="T1">ã</text:span>o de caixa :<text:bookmark-end text:name="__RefHeading__417_2048480761"/></text:h>
      <text:p text:style-name="Text_20_body"/>
      <text:p text:style-name="Standard"><text:span text:style-name="T2">Gerencia os pedidos dos clientes da empresa no </text:span><text:span text:style-name="T3">sistema</text:span><text:span text:style-name="T2"> facilitando, posteriormente, a </text:span><text:span text:style-name="T3">contabilidade </text:span><text:span text:style-name="T2">dos registros </text:span><text:span text:style-name="T3">de caixa</text:span><text:span text:style-name="T2">.</text:span></text:p>
      <text:p text:style-name="P5"/>
      <text:h text:style-name="P34" text:outline-level="2"><text:bookmark-start text:name="__RefHeading__419_2048480761"/>Impressão de pedidos<text:bookmark-start text:name="__RefHeading__291_2048480761"/> :<text:bookmark-end text:name="__RefHeading__419_2048480761"/><text:bookmark-end text:name="__RefHeading__291_2048480761"/></text:h>
      <text:p text:style-name="P4"/>
      <text:p text:style-name="P7">Suporte à impressão de pedidos. <text:s/>Onde numa cofiguração ideal os pedidos serão simultaneamente impressos em duas impressoras localizadas uma na cozinha(para preparo e envio do produto) e outra no caixa (para registros contábeis).</text:p>
      <text:p text:style-name="P5"/>
      <text:h text:style-name="P34" text:outline-level="2"><text:bookmark-start text:name="__RefHeading__419_20484807611"/>Impressão de <text:bookmark-start text:name="__RefHeading__291_20484807611"/><text:span text:style-name="T15">cardápios</text:span>:<text:bookmark-end text:name="__RefHeading__419_20484807611"/><text:bookmark-end text:name="__RefHeading__291_20484807611"/></text:h>
      <text:p text:style-name="P4"/>
      <text:p text:style-name="P4"><text:span text:style-name="T12">Suporte à impressão de </text:span><text:span text:style-name="T15">cardápios a partir dos produtos previamente registrados.</text:span></text:p>
      <text:p text:style-name="P9"/>
      <text:h text:style-name="Heading_20_2" text:outline-level="2"><text:bookmark-start text:name="__RefHeading__421_2048480761"/>Gerenciar a disponibilidade dos pratos a partir dos ingredientes disponíveis :<text:bookmark-end text:name="__RefHeading__421_2048480761"/></text:h>
      <text:p text:style-name="P3"/>
      <text:p text:style-name="P8">Ao constatar a indisponibilidade de um ingrediente o sistema deve ser informado pelo usário do sistema, e a partir desta informação o sistema indisponibilizará automáticamente todos os produtos que dependem deste ingrediente.</text:p>
      <text:p text:style-name="P3"/>
      <text:h text:style-name="Heading_20_2" text:outline-level="2"><text:bookmark-start text:name="__RefHeading__423_2048480761"/>Cancelamento/<text:span text:style-name="T12">m</text:span>odificação de pedido :<text:bookmark-end text:name="__RefHeading__423_2048480761"/></text:h>
      <text:p text:style-name="P3"/>
      <text:p text:style-name="P6">Através de uma interface intuitiva o usuário administrador poderá cancelar e modificar pedidos de maneira simples e direta.</text:p>
      <text:p text:style-name="P6"/>
      <text:h text:style-name="Heading_20_2" text:outline-level="2"><text:bookmark-start text:name="__RefHeading__425_2048480761"/>Visualização <text:span text:style-name="T12">dos </text:span>pedidos em aberto :<text:bookmark-end text:name="__RefHeading__425_2048480761"/></text:h>
      <text:p text:style-name="P3"/>
      <text:p text:style-name="P3"><text:span text:style-name="T12">Os pedidos feitos por uma mesa continuam abertos até a realização do fechamento da compra. Possibilitando assim a </text:span><text:span text:style-name="T14">visualização do valor da conta do cliente</text:span><text:span text:style-name="T12">.</text:span></text:p>
      <text:p text:style-name="P6"/>
      <text:h text:style-name="P35" text:outline-level="2"><text:bookmark-start text:name="__RefHeading__427_2048480761"/><text:soft-page-break/>Visualisação do valor da conta do cliente :<text:bookmark-end text:name="__RefHeading__427_2048480761"/></text:h>
      <text:p text:style-name="P3"/>
      <text:p text:style-name="P11">A qualquer momento o cliente pode pedir o valor da soma de todos os seus pedidos.</text:p>
      <text:h text:style-name="P37" text:outline-level="2"/>
      <text:h text:style-name="Heading_20_2" text:outline-level="2"><text:bookmark-start text:name="__RefHeading__429_2048480761"/><text:span text:style-name="T13">G</text:span>eração de faturas :<text:bookmark-end text:name="__RefHeading__429_2048480761"/></text:h>
      <text:p text:style-name="P14"/>
      <text:p text:style-name="P15">Suporte à geração de faturas.</text:p>
      <text:h text:style-name="Heading_20_2" text:outline-level="2"><text:bookmark-start text:name="__RefHeading__431_2048480761"/>Suporte <text:span text:style-name="T13">à </text:span>relatórios gerenciais (Ex: Vendas por produto ou por data) :<text:bookmark-end text:name="__RefHeading__431_2048480761"/></text:h>
      <text:p text:style-name="Text_20_body"/>
      <text:p text:style-name="P15">Suporte à relatórios gerenciais de vendas por produtos, por datas entre outros.</text:p>
      <text:h text:style-name="Heading_20_2" text:outline-level="2"><text:bookmark-start text:name="__RefHeading__433_2048480761"/>Suporte a relatórios operacionais (Ex: Relatório listando produtos vendidos) :<text:bookmark-end text:name="__RefHeading__433_2048480761"/></text:h>
      <text:p text:style-name="Text_20_body"/>
      <text:p text:style-name="P16">Suporte à relatórios operacionais de listagem de produtos, ingredientes, combos entre outros.</text:p>
      <text:h text:style-name="Heading_20_2" text:outline-level="2"><text:bookmark-start text:name="__RefHeading__435_2048480761"/>Cadastro de ingredientes :<text:bookmark-end text:name="__RefHeading__435_2048480761"/></text:h>
      <text:p text:style-name="P3"/>
      <text:p text:style-name="P10">Um formulário será disponível para a adição de novos ingredientes que irão compor um produto. Ex.: Batata, alface, laranja.</text:p>
      <text:h text:style-name="Heading_20_2" text:outline-level="2"><text:bookmark-start text:name="__RefHeading__437_2048480761"/>Cadastro de categorias :<text:bookmark-end text:name="__RefHeading__437_2048480761"/></text:h>
      <text:p text:style-name="P12"/>
      <text:p text:style-name="P12">Um formulário será disponível para a entrada de categoria. Ex.: bebidas, pratos.</text:p>
      <text:h text:style-name="Heading_20_2" text:outline-level="2"><text:bookmark-start text:name="__RefHeading__439_2048480761"/>Cadastro de produtos :<text:bookmark-end text:name="__RefHeading__439_2048480761"/></text:h>
      <text:p text:style-name="P3"/>
      <text:p text:style-name="P12">Um formulário será disponível para a entrada de novos produtos. Ex.: Hamburguer, Suco de laranja.</text:p>
      <text:h text:style-name="Heading_20_2" text:outline-level="2"><text:bookmark-start text:name="__RefHeading__441_2048480761"/>Cadastro de combos :<text:bookmark-end text:name="__RefHeading__441_2048480761"/></text:h>
      <text:p text:style-name="P3"/>
      <text:p text:style-name="P13"><text:soft-page-break/><text:span text:style-name="T4">Um formulário será disponível para a entrada de novos combos compostos por mais de um </text:span><text:span text:style-name="T4">produto. </text:span></text:p>
      <text:p text:style-name="P12">Ex.: <text:tab/>Nome: Combo Infantil </text:p>
      <text:p text:style-name="P12"><text:tab/>Composto por: Batata frita + Hamburguer + Coca-Cola</text:p>
      <text:h text:style-name="Heading_20_2" text:outline-level="2"><text:bookmark-start text:name="__RefHeading__443_2048480761"/>Suporte multi-idioma (previsto)<text:bookmark-start text:name="__RefHeading__301_2048480761"/> :<text:bookmark-end text:name="__RefHeading__443_2048480761"/><text:bookmark-end text:name="__RefHeading__301_2048480761"/></text:h>
      <text:p text:style-name="Text_20_body"/>
      <text:p text:style-name="P10">Previsto suporte a multiplos idiomas a para a interface.</text:p>
      <text:p text:style-name="P3"/>
      <text:p text:style-name="P3"/>
      <text:h text:style-name="P3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Caviar Dreams" svg:font-family="'Caviar Dreams'" style:font-pitch="variable"/>
    <style:font-face style:name="Adobe Hebrew" svg:font-family="'Adobe Hebr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viar Dreams1" svg:font-family="'Caviar Drea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>
        <style:tab-stops/>
        <style:background-image/>
      </style:paragraph-properties>
      <style:text-properties fo:color="#0000ff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8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1" style:display-name="Index 1" style:family="paragraph" style:parent-style-name="Index" style:class="index">
      <style:paragraph-properties fo:margin="100%"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ff0000" style:font-name="Arial" fo:font-size="18pt" fo:font-weight="bold" style:font-size-asian="18pt" style:font-weight-asian="bold" style:font-size-complex="18pt" style:font-weight-complex="bold"/>
    </style:style>
    <style:style style:name="MP2" style:family="paragraph" style:parent-style-name="Footer">
      <style:paragraph-properties fo:text-align="end" style:justify-single-word="false" fo:background-color="#ffffff">
        <style:background-image/>
      </style:paragraph-properties>
      <style:text-properties fo:background-color="#ffffff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2T22:47:30.72</meta:creation-date>
    <dc:date>2012-12-18T04:15:50.23</dc:date>
    <meta:editing-duration>PT6H13M56S</meta:editing-duration>
    <meta:editing-cycles>108</meta:editing-cycles>
    <meta:generator>LibreOffice/3.6$Windows_x86 LibreOffice_project/2ef5aff-a6fb0ff-166bdff-cf087ad-0f1389</meta:generator>
    <meta:document-statistic meta:table-count="1" meta:image-count="0" meta:object-count="0" meta:page-count="8" meta:paragraph-count="94" meta:word-count="773" meta:character-count="4972" meta:non-whitespace-character-count="4307"/>
  </office:meta>
</office:document-meta>
</file>